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 Serif" svg:font-family="'Sans Serif'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fo:background-color="#00ff00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fo:background-color="#ffff00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4a15a" fo:background-color="#ffff00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65774" officeooo:paragraph-rsid="00165774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fo:background-color="transparent"/>
    </style:style>
    <style:style style:name="P7" style:family="paragraph" style:parent-style-name="Text_20_body">
      <style:text-properties fo:color="#000000" style:font-name="Sans Serif" fo:font-size="9pt" officeooo:paragraph-rsid="0015d436"/>
    </style:style>
    <style:style style:name="P8" style:family="paragraph" style:parent-style-name="Text_20_body">
      <style:text-properties fo:color="#000000" style:font-name="Sans Serif" fo:font-size="9pt" officeooo:rsid="0015d436" officeooo:paragraph-rsid="0015d436"/>
    </style:style>
    <style:style style:name="P9" style:family="paragraph" style:parent-style-name="Standard">
      <style:paragraph-properties fo:break-before="page"/>
      <style:text-properties officeooo:rsid="0015d436" officeooo:paragraph-rsid="0015d436"/>
    </style:style>
    <style:style style:name="P10" style:family="paragraph" style:parent-style-name="Standard">
      <style:text-properties officeooo:rsid="0015d436" officeooo:paragraph-rsid="0015d436"/>
    </style:style>
    <style:style style:name="P11" style:family="paragraph" style:parent-style-name="Standard" style:list-style-name="L8">
      <style:text-properties officeooo:rsid="0015d436" officeooo:paragraph-rsid="0015d436"/>
    </style:style>
    <style:style style:name="P1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65774" fo:background-color="#ffff00"/>
    </style:style>
    <style:style style:name="P13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6f5f8" officeooo:paragraph-rsid="0016f5f8" fo:background-color="#ffff00"/>
    </style:style>
    <style:style style:name="P14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9d4f5" fo:background-color="#ffff00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6f5f8" officeooo:paragraph-rsid="0016f5f8" fo:background-color="transparent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6f5f8" officeooo:paragraph-rsid="001c3eee" fo:background-color="transparent"/>
    </style:style>
    <style:style style:name="P17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/>
    </style:style>
    <style:style style:name="P18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65774" officeooo:paragraph-rsid="00165774" fo:background-color="#00ff00"/>
    </style:style>
    <style:style style:name="P20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c3eee" fo:background-color="#00ff00"/>
    </style:style>
    <style:style style:name="P21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9d4f5" fo:background-color="#00ff00"/>
    </style:style>
    <style:style style:name="P22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9d4f5"/>
    </style:style>
    <style:style style:name="P23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c3eee"/>
    </style:style>
    <style:style style:name="P24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e7ce5"/>
    </style:style>
    <style:style style:name="P2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background-color="#ff6633">
        <style:background-image/>
      </style:paragraph-properties>
      <style:text-properties fo:color="#000000" style:font-name="Sans Serif" fo:font-size="9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000000" style:font-name="Sans Serif" fo:font-size="9pt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000000" style:font-name="Sans Serif" fo:font-size="9pt" officeooo:paragraph-rsid="001b8466"/>
    </style:style>
    <style:style style:name="T1" style:family="text">
      <style:text-properties fo:background-color="#ffff00"/>
    </style:style>
    <style:style style:name="T2" style:family="text">
      <style:text-properties officeooo:rsid="0014a15a" fo:background-color="#ffff00"/>
    </style:style>
    <style:style style:name="T3" style:family="text">
      <style:text-properties officeooo:rsid="0014a15a"/>
    </style:style>
    <style:style style:name="T4" style:family="text">
      <style:text-properties officeooo:rsid="0014a15a" fo:background-color="#00ff00"/>
    </style:style>
    <style:style style:name="T5" style:family="text">
      <style:text-properties officeooo:rsid="0015d436"/>
    </style:style>
    <style:style style:name="T6" style:family="text">
      <style:text-properties officeooo:rsid="00165774"/>
    </style:style>
    <style:style style:name="T7" style:family="text">
      <style:text-properties officeooo:rsid="0014a15a" fo:background-color="transparent"/>
    </style:style>
    <style:style style:name="T8" style:family="text">
      <style:text-properties officeooo:rsid="001b8466" fo:background-color="transparent"/>
    </style:style>
    <style:style style:name="T9" style:family="text">
      <style:text-properties officeooo:rsid="0019d4f5"/>
    </style:style>
    <style:style style:name="T10" style:family="text">
      <style:text-properties officeooo:rsid="001b8466" fo:background-color="#ff6633"/>
    </style:style>
    <style:style style:name="T11" style:family="text">
      <style:text-properties officeooo:rsid="001c3eee"/>
    </style:style>
    <style:style style:name="T12" style:family="text">
      <style:text-properties officeooo:rsid="001e7ce5"/>
    </style:style>
    <style:style style:name="T13" style:family="text">
      <style:text-properties officeooo:rsid="001f66a3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3-06-14T17:18:04</dc:date><text:list text:style-name=""><text:list-item><text:p>&lt;!--StartFragment--&gt;</text:p></text:list-item></text:list></office:annotation>TODO Implementierung:</text:p>
      <text:p text:style-name="P1"/>
      <text:p text:style-name="P27"><text:span text:style-name="T4">erledigt</text:span><text:span text:style-name="T3"><text:tab/><text:tab/></text:span><text:span text:style-name="T2">testen/konsolidieren</text:span><text:span text:style-name="T7"><text:tab/></text:span><text:span text:style-name="T10">in Arbeit</text:span></text:p>
      <text:p text:style-name="P26"/>
      <text:p text:style-name="P3">- buffer states sind noch nicht korrekt implementiert</text:p>
      <text:p text:style-name="P2">- event priorities, s. S. 166f. in der Referenz</text:p>
      <text:p text:style-name="P1">- Eventsystem umstellen: </text:p>
      <text:p text:style-name="P1"><text:tab/><text:span text:style-name="T1">* module_request wird sofort weitergeleitet und Event damit gestartet</text:span></text:p>
      <text:p text:style-name="P3"><text:tab/>* liefert sofort die Zeit (und das Ergebnis)</text:p>
      <text:p text:style-name="P3"><text:tab/>* fügt einen result_chunk-Constraint ein</text:p>
      <text:p text:style-name="P3"><text:tab/>* bei do_event wird dieser result-chunk dann geladen</text:p>
      <text:p text:style-name="P4"><text:tab/></text:p>
      <text:p text:style-name="P4"><text:tab/>* schedule conflict resolution events properly</text:p>
      <text:p text:style-name="P3"><text:tab/>* module_request-start: priority 50</text:p>
      <text:p text:style-name="P3"><text:tab/>* start retrieval: priority -2000 (all buffer modifications must have been performed so right <text:tab/>sources of activation are used)</text:p>
      <text:p text:style-name="P3"><text:tab/>* retrieved-chunk: priority 0</text:p>
      <text:p text:style-name="P2">- scheduler: queue operationen in eigenes Modul. Schedule-Operationen in den core?</text:p>
      <text:p text:style-name="P1">- Strict Harvesting bearbeiten</text:p>
      <text:p text:style-name="P3">- Chunk merging</text:p>
      <text:p text:style-name="P3">- clearing of buffers: remove chunk constraints from core-namespace</text:p>
      <text:p text:style-name="P1">- Ausgaben für alle Schritte</text:p>
      <text:p text:style-name="P3">- Konfliktresolution als Event??</text:p>
      <text:p text:style-name="P6">- Noch mal alle Modelle aus Unit1 testen</text:p>
      <text:p text:style-name="P6">- Konsolidierung</text:p>
      <text:p text:style-name="P6">- Konsolidierung Compiler</text:p>
      <text:list xml:id="list1562495459628028928" text:style-name="L6">
        <text:list-item>
          <text:p text:style-name="P12">Chunk Aktivierung</text:p>
          <text:list>
            <text:list-item>
              <text:p text:style-name="P13">Zeit ausrechnen</text:p>
            </text:list-item>
            <text:list-item>
              <text:p text:style-name="P15">Noise</text:p>
            </text:list-item>
            <text:list-item>
              <text:p text:style-name="P16"><text:span text:style-name="T11">Schalter für chunk aktivierung an/aus</text:span></text:p>
            </text:list-item>
          </text:list>
        </text:list-item>
      </text:list>
      <text:list xml:id="list4195014268897109671" text:style-name="L9">
        <text:list-item>
          <text:p text:style-name="P25">Konfliktresolution</text:p>
          <text:list>
            <text:list-item>
              <text:p text:style-name="P14"><text:span text:style-name="T9">rule priorities verwenden (bisher nur Stub)</text:span></text:p>
            </text:list-item>
            <text:list-item>
              <text:p text:style-name="P21"><text:span text:style-name="T9">utility learning</text:span></text:p>
            </text:list-item>
            <text:list-item>
              <text:p text:style-name="P22"><text:span text:style-name="T9">im Compiler doppelte Namen unterbinden!</text:span></text:p>
            </text:list-item>
            <text:list-item>
              <text:p text:style-name="P20"><text:span text:style-name="T11">Set Utility command in chr übersetzen</text:span></text:p>
            </text:list-item>
            <text:list-item>
              <text:p text:style-name="P23"><text:span text:style-name="T11">Schalter für Konfliktresolution/Utility learning an/aus</text:span></text:p>
            </text:list-item>
            <text:list-item>
              <text:p text:style-name="P24"><text:span text:style-name="T12">FEHLER UNTERSUCHEN: Was passiert, wenn ungebundene Variable auf rechter Seite → eigentlich verboten =&gt; schönen Fehler werfen!! </text:span><text:span text:style-name="T13">(am besten beim Kompilieren)</text:span></text:p>
            </text:list-item>
          </text:list>
        </text:list-item>
      </text:list>
      <text:list xml:id="list8958693343938135319" text:style-name="L7">
        <text:list-header>
          <text:p text:style-name="P17"><text:span text:style-name="T6">- </text:span>CHecks: Typechecks, haben requests nur erlaubte Slots</text:p>
        </text:list-header>
      </text:list>
      <text:p text:style-name="P5">- Erzeugung von chunk-type chunk</text:p>
      <text:p text:style-name="P19">- configuration-constraint für parameter </text:p>
      <text:p text:style-name="P1"><text:span text:style-name="T6">- </text:span>Fehlermeldungen im Compiler. Evtl. hier gleich typechecks??</text:p>
      <text:p text:style-name="P1">- (modification requests)</text:p>
      <text:p text:style-name="P1">- (Imaginal Module)</text:p>
      <text:p text:style-name="P1">- (Partial Matching)</text:p>
      <text:p text:style-name="P1">- (Perceptual/Motor modules) eher nicht... hängt an Experimentumgebung</text:p>
      <text:p text:style-name="Text_20_body"><office:annotation><dc:date>2013-06-14T17:18:04</dc:date><text:list text:style-name=""><text:list-item><text:p>&lt;!--EndFragment--&gt;</text:p></text:list-item></text:list></office:annotation></text:p>
      <text:p text:style-name="Standard"/>
      <text:p text:style-name="P9">Wissen über...</text:p>
      <text:p text:style-name="P10"/>
      <text:p text:style-name="P8">*** ACT-R:</text:p>
      <text:p text:style-name="P1">- Variablen matchen keine leeren Slots!!!</text:p>
      <text:p text:style-name="P1">- Buffer, die busy sind und einen Request bekommen: Das nennt man jamming. Führt zu einer Fehlermeldung im Trace</text:p>
      <text:p text:style-name="P1">- implicit buffer clearing on request. Rausfinden wie genau das zeitlich abläuft. Könnte evtl. das Matchen auf einen Buffer verhindern, der gerade beschäftigt ist</text:p>
      <text:p text:style-name="P1">- STRICT HARVESTING bearbeiten</text:p>
      <text:p text:style-name="P1">- im Request nur slottests mit slots, die zum Typen passen</text:p>
      <text:list xml:id="list3864643404277657008" text:style-name="L8">
        <text:list-item>
          <text:p text:style-name="P18">modification requests (Reference S. 170): nur erlaubt für buffers, die auf der linken Seite vorkamen<office:annotation><dc:date>2013-06-14T17:35:03</dc:date><text:list text:style-name=""><text:list-item><text:p>&lt;!--EndFragment--&gt;</text:p></text:list-item></text:list></office:annotation></text:p>
        </text:list-item>
        <text:list-item>
          <text:p text:style-name="P11"/>
        </text:list-item>
      </text:list>
      <text:p text:style-name="P10"/>
      <text:p text:style-name="P10">*** CHR:</text:p>
      <text:p text:style-name="P7"><text:span text:style-name="T5"><office:annotation><dc:date>2013-06-14T17:35:16</dc:date><text:list text:continue-numbering="true" text:style-name=""><text:list-item><text:p>&lt;!--StartFragment--&gt;</text:p></text:list-item></text:list></office:annotation></text:span><text:span text:style-name="T5">- Können explizit exportierte Constraints auf der linken Seite auftauchen? -&gt; Nein.</text:span></text:p>
      <text:p text:style-name="P1">- Wichtig! Pattern Matching bindet keine Variablen.</text:p>
      <text:p text:style-name="P1">Beispiel:</text:p>
      <text:p text:style-name="P1">a(X),b(X)&lt;=&gt;c.</text:p>
      <text:p text:style-name="P1">Anfrage: a(a),b(a) liefert c.</text:p>
      <text:p text:style-name="P1">a(X),b(a) matcht nicht!!</text:p>
      <text:p text:style-name="P1">- Implementierung der Module:</text:p>
      <text:p text:style-name="P1">überschriebene "abstrakte" Methoden werden vom Modul nicht exportiert. Dadurch kommen sie sich nicht in die Quere und können immer noch per Modul:methode(...) gerufen werden. Methoden wie add_dm, die es nur einmal geben soll, werden exportiert und sind dann durch use_module im entsprechenden Modul verfügbar<office:annotation><dc:date>2013-06-14T17:35:16</dc:date><text:list text:continue-numbering="true" text:style-name=""><text:list-item><text:p>&lt;!--EndFragment--&gt;</text:p></text:list-item></text:list></office:annotatio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ans Serif" svg:font-family="'Sans Serif'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17:18:02</meta:creation-date>
    <dc:date>2013-06-20T09:24:24</dc:date>
    <meta:editing-duration>P1DT16H39M58S</meta:editing-duration>
    <meta:editing-cycles>11</meta:editing-cycles>
    <meta:generator>LibreOffice/4.0.3.3$Linux_X86_64 LibreOffice_project/400m0$Build-3</meta:generator>
    <meta:document-statistic meta:table-count="0" meta:image-count="0" meta:object-count="0" meta:page-count="2" meta:paragraph-count="61" meta:word-count="411" meta:character-count="2827" meta:non-whitespace-character-count="2475"/>
  </office:meta>
</office:document-meta>
</file>